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AciManager.createGroupsContainer( PartitionNexusProxy proxy , LdapDN groupD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pplicationAciManager.removeApplicationAdminGroup( PartitionNexusProxy proxy ,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AciManager.ApplicationAciManager( AttributeType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AciManager.createApplicationACIItem( String aciTag ,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AciManager.appRemoved(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AciManager.createApplicationAdminACIItem( String aciTag , LdapDN adminGrou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AciManager.addApplicationAdminGroup( PartitionNexusProxy proxy ,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pplicationAciManager.addApplicationSubentry( PartitionNexusProxy proxy ,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pplicationAciManager.removeApplicationSubentry( PartitionNexusProxy proxy ,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AciManager.createSubtreeSpecification( LdapDN adminPointDn ,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AciManager.createAccessControlArea( PartitionNexusProxy proxy , LdapDN apD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pplicationAciManager.appAdded( LdapDN app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